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 style:family="graphic">
      <style:graphic-properties style:writing-mode="lr-tb" loext:decorative="false"/>
    </style:style>
    <style:style style:name="gr3"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 style:family="graphic">
      <style:graphic-properties loext:decorative="false"/>
    </style:style>
    <style:style style:name="gr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6"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7"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9"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0"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2" style:family="graphic" style:parent-style-name="standard" style:list-style-name="L2">
      <style:graphic-properties draw:stroke="solid" draw:stroke-dash="Dash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5"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6"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7"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9" style:family="graphic" style:parent-style-name="standard" style:list-style-name="L2">
      <style:graphic-properties draw:stroke="solid" draw:stroke-dash="Dash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1"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2"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3"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4"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5"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6"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7"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9"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919cm" fo:min-width="1.847cm" fo:padding-top="0.095cm" fo:padding-bottom="0.095cm" fo:padding-left="0.22cm" fo:padding-right="0.22cm" fo:wrap-option="no-wrap" draw:shadow="hidden" draw:shadow-offset-x="0.2cm" draw:shadow-offset-y="0.2cm" draw:shadow-color="#808080" style:writing-mode="lr-tb" loext:decorative="false"/>
      <style:paragraph-properties style:writing-mode="lr-tb"/>
    </style:style>
    <style:style style:name="gr90"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9"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2"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2"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3"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4"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5"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427cm" fo:min-width="0.406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12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14cm" fo:min-width="0.12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122"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2"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3"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4"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5"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0"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1"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2"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3"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5"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7"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3"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9"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9"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1"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5"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3"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7"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9"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3"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5"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06"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07"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08"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09"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10"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11"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12" style:family="graphic" style:parent-style-name="standard" style:list-style-name="L2">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3" style:family="graphic" style:parent-style-name="standard" style:list-style-name="L2">
      <style:graphic-properties draw:stroke="solid" draw:stroke-dash="Dash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4" style:family="graphic" style:parent-style-name="standard" style:list-style-name="L2">
      <style:graphic-properties draw:stroke="solid" draw:stroke-dash="Dash_20_2" svg:stroke-width="0.04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5" style:family="graphic" style:parent-style-name="standard" style:list-style-name="L2">
      <style:graphic-properties draw:stroke="solid" draw:stroke-dash="Dash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6" style:family="graphic" style:parent-style-name="standard" style:list-style-name="L2">
      <style:graphic-properties draw:stroke="solid" draw:stroke-dash="Dash_20_2" svg:stroke-width="0.04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7"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8"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L"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2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L"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21"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5"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3"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4"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5"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6"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7"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0"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1"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2"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6cm" fo:min-width="0.34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4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1cm" fo:min-width="0.08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45"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49cm" fo:min-width="0.14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4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P1"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2"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3"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f7941d"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 style:family="paragraph">
      <loext:graphic-properties draw:fill="gradient" draw:fill-color="#cfe7f5" draw:fill-gradient-name="VRT_20_Light_20_Linear_20_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 style:family="paragraph">
      <loext:graphic-properties draw:fill="gradient" draw:fill-color="#cfe7f5"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onnector draw:name="Connector" draw:style-name="gr1" draw:text-style-name="P1" draw:layer="layout" svg:x1="23.25cm" svg:y1="7.374cm" svg:x2="29.106cm" svg:y2="4.232cm" draw:start-shape="id1" draw:end-shape="id2" draw:end-glue-point="3" svg:d="M23250 7374h2918v-3142h2938" svg:viewBox="0 0 5857 3143">
          <text:p/>
        </draw:connector>
        <draw:g draw:style-name="gr2" xml:id="id1" draw:id="id1">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 draw:text-style-name="P2" draw:layer="layout" svg:width="2.636cm" svg:height="1.593cm" svg:x="20.612cm" svg:y="7.653cm" svg:viewBox="0 0 2637 1594" svg:d="M2 1594c219 0 2635-991 2635-1293 0-301-339-301-559-301 0 129-2156 646-2076 1594z">
              <text:p/>
            </draw:path>
            <draw:g draw:style-name="gr4">
              <draw:polygon draw:style-name="gr5" draw:text-style-name="P3" draw:layer="layout" svg:width="2.794cm" svg:height="2.368cm" svg:x="17.659cm" svg:y="6.792cm" svg:viewBox="0 0 2795 2369" draw:points="0,862 0,0 2795,1508 2795,2369">
                <text:p/>
              </draw:polygon>
              <draw:polygon draw:style-name="gr6" draw:text-style-name="P4" draw:layer="layout" svg:width="2.395cm" svg:height="2.153cm" svg:x="20.454cm" svg:y="7.007cm" svg:viewBox="0 0 2396 2154" draw:points="0,2154 0,1292 2396,0 2396,862">
                <text:p/>
              </draw:polygon>
              <draw:polygon draw:style-name="gr7" draw:text-style-name="P5" draw:layer="layout" svg:width="5.19cm" svg:height="2.799cm" svg:x="17.659cm" svg:y="5.5cm" svg:viewBox="0 0 5191 2800" draw:points="2795,2800 0,1292 2396,0 5191,1508">
                <text:p/>
              </draw:polygon>
              <draw:line draw:style-name="gr8" draw:text-style-name="P6" draw:layer="layout" svg:x1="18.618cm" svg:y1="7.481cm" svg:x2="18.618cm" svg:y2="7.998cm">
                <text:p/>
              </draw:line>
              <draw:line draw:style-name="gr9" draw:text-style-name="P6" draw:layer="layout" svg:x1="20.375cm" svg:y1="8.584cm" svg:x2="19.097cm" svg:y2="7.895cm">
                <text:p/>
              </draw:line>
              <draw:line draw:style-name="gr10" draw:text-style-name="P6" draw:layer="layout" svg:x1="19.09cm" svg:y1="7.74cm" svg:x2="19.09cm" svg:y2="7.912cm">
                <text:p/>
              </draw:line>
              <draw:line draw:style-name="gr11" draw:text-style-name="P6" draw:layer="layout" svg:x1="20.368cm" svg:y1="8.429cm" svg:x2="20.368cm" svg:y2="8.601cm">
                <text:p/>
              </draw:line>
              <draw:line draw:style-name="gr12" draw:text-style-name="P6" draw:layer="layout" svg:x1="20.368cm" svg:y1="8.429cm" svg:x2="19.09cm" svg:y2="7.74cm">
                <text:p/>
              </draw:line>
              <draw:polygon draw:style-name="gr13" draw:text-style-name="P7" draw:layer="layout" svg:width="0.159cm" svg:height="0.258cm" svg:x="18.778cm" svg:y="7.567cm" svg:viewBox="0 0 160 259" draw:points="0,172 0,0 160,86 160,259">
                <text:p/>
              </draw:polygon>
              <draw:line draw:style-name="gr14" draw:text-style-name="P6" draw:layer="layout" svg:x1="18.458cm" svg:y1="7.395cm" svg:x2="18.458cm" svg:y2="7.912cm">
                <text:p/>
              </draw:line>
              <draw:line draw:style-name="gr15" draw:text-style-name="P6" draw:layer="layout" svg:x1="18.298cm" svg:y1="7.309cm" svg:x2="18.298cm" svg:y2="7.826cm">
                <text:p/>
              </draw:line>
              <draw:line draw:style-name="gr16" draw:text-style-name="P6" draw:layer="layout" svg:x1="18.138cm" svg:y1="7.222cm" svg:x2="18.138cm" svg:y2="7.739cm">
                <text:p/>
              </draw:line>
              <draw:line draw:style-name="gr17" draw:text-style-name="P6" draw:layer="layout" svg:x1="17.979cm" svg:y1="7.136cm" svg:x2="17.979cm" svg:y2="7.653cm">
                <text:p/>
              </draw:line>
              <draw:line draw:style-name="gr18" draw:text-style-name="P6" draw:layer="layout" svg:x1="17.819cm" svg:y1="7.05cm" svg:x2="17.819cm" svg:y2="7.567cm">
                <text:p/>
              </draw:line>
              <draw:polygon draw:style-name="gr19" draw:text-style-name="P3" draw:layer="layout" svg:width="0.159cm" svg:height="0.947cm" svg:x="17.499cm" svg:y="6.705cm" svg:viewBox="0 0 160 948" draw:points="0,862 0,0 160,86 160,948">
                <text:p/>
              </draw:polygon>
              <draw:polygon draw:style-name="gr20" draw:text-style-name="P3" draw:layer="layout" svg:width="0.159cm" svg:height="0.947cm" svg:x="20.454cm" svg:y="8.299cm" svg:viewBox="0 0 160 948" draw:points="0,862 0,0 160,86 160,948">
                <text:p/>
              </draw:polygon>
              <draw:polygon draw:style-name="gr21" draw:text-style-name="P8" draw:layer="layout" svg:width="5.35cm" svg:height="3.747cm" svg:x="17.499cm" svg:y="5.5cm" svg:viewBox="0 0 5351 3748" draw:points="0,2068 0,1206 160,1292 2555,0 5351,1508 5351,2369 3114,3576 3114,3748">
                <text:p/>
              </draw:polygon>
            </draw:g>
          </draw:g>
          <draw:g draw:style-name="gr2">
            <draw:g draw:style-name="gr4">
              <draw:polygon draw:style-name="gr22" draw:text-style-name="P9" draw:layer="layout" svg:width="0.261cm" svg:height="0.424cm" svg:x="21.787cm" svg:y="7.976cm" svg:viewBox="0 0 262 425" draw:points="0,425 0,141 262,0 262,283">
                <text:p/>
              </draw:polygon>
              <draw:polygon draw:style-name="gr23" draw:text-style-name="P10" draw:layer="layout" svg:width="0.261cm" svg:height="0.424cm" svg:x="21.525cm" svg:y="7.976cm" svg:viewBox="0 0 262 425" draw:points="0,283 0,0 262,141 262,425">
                <text:p/>
              </draw:polygon>
              <draw:polygon draw:style-name="gr24" draw:text-style-name="P11" draw:layer="layout" svg:width="0.523cm" svg:height="0.282cm" svg:x="21.525cm" svg:y="7.834cm" svg:viewBox="0 0 524 283" draw:points="262,283 0,141 262,0 524,141">
                <text:p/>
              </draw:polygon>
            </draw:g>
            <draw:g draw:style-name="gr4">
              <draw:polygon draw:style-name="gr25" draw:text-style-name="P9" draw:layer="layout" svg:width="0.261cm" svg:height="0.424cm" svg:x="21.394cm" svg:y="8.612cm" svg:viewBox="0 0 262 425" draw:points="0,425 0,141 262,0 262,283">
                <text:p/>
              </draw:polygon>
              <draw:polygon draw:style-name="gr26" draw:text-style-name="P10" draw:layer="layout" svg:width="0.261cm" svg:height="0.424cm" svg:x="21.131cm" svg:y="8.612cm" svg:viewBox="0 0 262 425" draw:points="0,283 0,0 262,141 262,425">
                <text:p/>
              </draw:polygon>
              <draw:polygon draw:style-name="gr27" draw:text-style-name="P11" draw:layer="layout" svg:width="0.523cm" svg:height="0.282cm" svg:x="21.131cm" svg:y="8.471cm" svg:viewBox="0 0 524 283" draw:points="262,283 0,141 262,0 524,141">
                <text:p/>
              </draw:polygon>
            </draw:g>
            <draw:g draw:style-name="gr4">
              <draw:polygon draw:style-name="gr28" draw:text-style-name="P9" draw:layer="layout" svg:width="0.261cm" svg:height="0.424cm" svg:x="22.181cm" svg:y="8.612cm" svg:viewBox="0 0 262 425" draw:points="0,425 0,141 262,0 262,283">
                <text:p/>
              </draw:polygon>
              <draw:polygon draw:style-name="gr29" draw:text-style-name="P10" draw:layer="layout" svg:width="0.261cm" svg:height="0.424cm" svg:x="21.919cm" svg:y="8.612cm" svg:viewBox="0 0 262 425" draw:points="0,283 0,0 262,141 262,425">
                <text:p/>
              </draw:polygon>
              <draw:polygon draw:style-name="gr30" draw:text-style-name="P11" draw:layer="layout" svg:width="0.523cm" svg:height="0.282cm" svg:x="21.919cm" svg:y="8.471cm" svg:viewBox="0 0 524 283" draw:points="262,283 0,141 262,0 524,141">
                <text:p/>
              </draw:polygon>
            </draw:g>
            <draw:g draw:style-name="gr4">
              <draw:polygon draw:style-name="gr31" draw:text-style-name="P9" draw:layer="layout" svg:width="0.261cm" svg:height="0.424cm" svg:x="21.787cm" svg:y="8.824cm" svg:viewBox="0 0 262 425" draw:points="0,425 0,141 262,0 262,283">
                <text:p/>
              </draw:polygon>
              <draw:polygon draw:style-name="gr32" draw:text-style-name="P10" draw:layer="layout" svg:width="0.261cm" svg:height="0.424cm" svg:x="21.525cm" svg:y="8.824cm" svg:viewBox="0 0 262 425" draw:points="0,283 0,0 262,141 262,425">
                <text:p/>
              </draw:polygon>
              <draw:polygon draw:style-name="gr33" draw:text-style-name="P11" draw:layer="layout" svg:width="0.523cm" svg:height="0.282cm" svg:x="21.525cm" svg:y="8.683cm" svg:viewBox="0 0 524 283" draw:points="262,283 0,141 262,0 524,141">
                <text:p/>
              </draw:polygon>
            </draw:g>
            <draw:g draw:style-name="gr4">
              <draw:polygon draw:style-name="gr34" draw:text-style-name="P9" draw:layer="layout" svg:width="0.261cm" svg:height="0.424cm" svg:x="22.181cm" svg:y="8.188cm" svg:viewBox="0 0 262 425" draw:points="0,425 0,141 262,0 262,283">
                <text:p/>
              </draw:polygon>
              <draw:polygon draw:style-name="gr35" draw:text-style-name="P10" draw:layer="layout" svg:width="0.261cm" svg:height="0.424cm" svg:x="21.919cm" svg:y="8.188cm" svg:viewBox="0 0 262 425" draw:points="0,283 0,0 262,141 262,425">
                <text:p/>
              </draw:polygon>
              <draw:polygon draw:style-name="gr36" draw:text-style-name="P11" draw:layer="layout" svg:width="0.523cm" svg:height="0.282cm" svg:x="21.919cm" svg:y="8.046cm" svg:viewBox="0 0 524 283" draw:points="262,283 0,141 262,0 524,141">
                <text:p/>
              </draw:polygon>
            </draw:g>
            <draw:g draw:style-name="gr4">
              <draw:polygon draw:style-name="gr37" draw:text-style-name="P9" draw:layer="layout" svg:width="0.261cm" svg:height="0.424cm" svg:x="21.394cm" svg:y="8.188cm" svg:viewBox="0 0 262 425" draw:points="0,425 0,141 262,0 262,283">
                <text:p/>
              </draw:polygon>
              <draw:polygon draw:style-name="gr38" draw:text-style-name="P10" draw:layer="layout" svg:width="0.261cm" svg:height="0.424cm" svg:x="21.131cm" svg:y="8.188cm" svg:viewBox="0 0 262 425" draw:points="0,283 0,0 262,141 262,425">
                <text:p/>
              </draw:polygon>
              <draw:polygon draw:style-name="gr39" draw:text-style-name="P11" draw:layer="layout" svg:width="0.523cm" svg:height="0.282cm" svg:x="21.131cm" svg:y="8.046cm" svg:viewBox="0 0 524 283" draw:points="262,283 0,141 262,0 524,141">
                <text:p/>
              </draw:polygon>
            </draw:g>
            <draw:g draw:style-name="gr4">
              <draw:polygon draw:style-name="gr40" draw:text-style-name="P9" draw:layer="layout" svg:width="0.261cm" svg:height="0.424cm" svg:x="21.787cm" svg:y="8.4cm" svg:viewBox="0 0 262 425" draw:points="0,425 0,141 262,0 262,283">
                <text:p/>
              </draw:polygon>
              <draw:polygon draw:style-name="gr41" draw:text-style-name="P10" draw:layer="layout" svg:width="0.261cm" svg:height="0.424cm" svg:x="21.525cm" svg:y="8.4cm" svg:viewBox="0 0 262 425" draw:points="0,283 0,0 262,141 262,425">
                <text:p/>
              </draw:polygon>
              <draw:polygon draw:style-name="gr42" draw:text-style-name="P11" draw:layer="layout" svg:width="0.523cm" svg:height="0.282cm" svg:x="21.525cm" svg:y="8.259cm" svg:viewBox="0 0 524 283" draw:points="262,283 0,141 262,0 524,141">
                <text:p/>
              </draw:polygon>
            </draw:g>
            <draw:polygon draw:style-name="gr43" draw:text-style-name="P8" draw:layer="layout" svg:width="1.31cm" svg:height="1.414cm" svg:x="21.131cm" svg:y="7.834cm" svg:viewBox="0 0 1311 1415" draw:points="0,1061 0,778 131,707 0,637 0,354 262,212 394,283 394,141 656,0 918,141 918,283 1049,212 1311,354 1311,637 1181,707 1311,778 1311,1061 1049,1203 918,1132 918,1273 656,1415 394,1273 394,1132 262,1203">
              <text:p/>
            </draw:polygon>
          </draw:g>
        </draw:g>
        <draw:g draw:style-name="gr2">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44" draw:text-style-name="P2" draw:layer="layout" svg:width="1.326cm" svg:height="0.846cm" svg:x="18.615cm" svg:y="16.639cm" svg:viewBox="0 0 1327 847" svg:d="M0 847c331 0 1327-226 1327-451 0-227-482-396-723-396 0 169-604 621-604 847z">
            <text:p/>
          </draw:path>
          <draw:g draw:style-name="gr4">
            <draw:polygon draw:style-name="gr45" draw:text-style-name="P12" draw:layer="layout" svg:width="3.616cm" svg:height="3.953cm" svg:x="15cm" svg:y="13.532cm" svg:viewBox="0 0 3617 3954" draw:points="0,2260 0,0 3617,1694 3617,3954">
              <text:p/>
            </draw:polygon>
            <draw:line draw:style-name="gr46" draw:text-style-name="P6" draw:layer="layout" svg:x1="15cm" svg:y1="15.226cm" svg:x2="18.617cm" svg:y2="16.92cm">
              <text:p/>
            </draw:line>
            <draw:line draw:style-name="gr47" draw:text-style-name="P6" draw:layer="layout" svg:x1="15cm" svg:y1="14.663cm" svg:x2="18.617cm" svg:y2="16.357cm">
              <text:p/>
            </draw:line>
            <draw:line draw:style-name="gr48" draw:text-style-name="P6" draw:layer="layout" svg:x1="15cm" svg:y1="14.097cm" svg:x2="18.617cm" svg:y2="15.791cm">
              <text:p/>
            </draw:line>
            <draw:line draw:style-name="gr49" draw:text-style-name="P6" draw:layer="layout" svg:x1="16.205cm" svg:y1="15.226cm" svg:x2="16.205cm" svg:y2="15.791cm">
              <text:p/>
            </draw:line>
            <draw:line draw:style-name="gr50" draw:text-style-name="P6" draw:layer="layout" svg:x1="17.41cm" svg:y1="14.663cm" svg:x2="17.41cm" svg:y2="15.228cm">
              <text:p/>
            </draw:line>
            <draw:line draw:style-name="gr51" draw:text-style-name="P6" draw:layer="layout" svg:x1="18.014cm" svg:y1="16.639cm" svg:x2="18.014cm" svg:y2="17.204cm">
              <text:p/>
            </draw:line>
            <draw:line draw:style-name="gr52" draw:text-style-name="P6" draw:layer="layout" svg:x1="16.809cm" svg:y1="16.073cm" svg:x2="16.809cm" svg:y2="16.638cm">
              <text:p/>
            </draw:line>
            <draw:line draw:style-name="gr53" draw:text-style-name="P6" draw:layer="layout" svg:x1="15.604cm" svg:y1="15.51cm" svg:x2="15.604cm" svg:y2="16.075cm">
              <text:p/>
            </draw:line>
            <draw:line draw:style-name="gr54" draw:text-style-name="P6" draw:layer="layout" svg:x1="16.205cm" svg:y1="14.097cm" svg:x2="16.205cm" svg:y2="14.662cm">
              <text:p/>
            </draw:line>
            <draw:line draw:style-name="gr55" draw:text-style-name="P6" draw:layer="layout" svg:x1="16.809cm" svg:y1="14.944cm" svg:x2="16.809cm" svg:y2="15.509cm">
              <text:p/>
            </draw:line>
            <draw:line draw:style-name="gr56" draw:text-style-name="P6" draw:layer="layout" svg:x1="17.41cm" svg:y1="15.792cm" svg:x2="17.41cm" svg:y2="16.357cm">
              <text:p/>
            </draw:line>
            <draw:line draw:style-name="gr57" draw:text-style-name="P6" draw:layer="layout" svg:x1="18.014cm" svg:y1="15.51cm" svg:x2="18.014cm" svg:y2="16.075cm">
              <text:p/>
            </draw:line>
            <draw:line draw:style-name="gr58" draw:text-style-name="P6" draw:layer="layout" svg:x1="15.604cm" svg:y1="14.379cm" svg:x2="15.604cm" svg:y2="14.944cm">
              <text:p/>
            </draw:line>
            <draw:polygon draw:style-name="gr59" draw:text-style-name="P13" draw:layer="layout" svg:width="0.603cm" svg:height="2.541cm" svg:x="18.615cm" svg:y="14.944cm" svg:viewBox="0 0 604 2542" draw:points="0,2542 0,282 604,0 604,2260">
              <text:p/>
            </draw:polygon>
            <draw:polygon draw:style-name="gr60" draw:text-style-name="P14" draw:layer="layout" svg:width="4.218cm" svg:height="1.975cm" svg:x="15cm" svg:y="13.25cm" svg:viewBox="0 0 4219 1976" draw:points="3617,1976 0,282 604,0 4219,1694">
              <text:p/>
            </draw:polygon>
            <draw:line draw:style-name="gr61" draw:text-style-name="P6" draw:layer="layout" svg:x1="17.41cm" svg:y1="14.661cm" svg:x2="18.014cm" svg:y2="14.379cm">
              <text:p/>
            </draw:line>
            <draw:line draw:style-name="gr62" draw:text-style-name="P6" draw:layer="layout" svg:x1="18.615cm" svg:y1="15.792cm" svg:x2="19.219cm" svg:y2="15.51cm">
              <text:p/>
            </draw:line>
            <draw:line draw:style-name="gr63" draw:text-style-name="P6" draw:layer="layout" svg:x1="18.615cm" svg:y1="16.355cm" svg:x2="19.219cm" svg:y2="16.073cm">
              <text:p/>
            </draw:line>
            <draw:line draw:style-name="gr64" draw:text-style-name="P6" draw:layer="layout" svg:x1="18.615cm" svg:y1="16.921cm" svg:x2="19.219cm" svg:y2="16.639cm">
              <text:p/>
            </draw:line>
            <draw:line draw:style-name="gr65" draw:text-style-name="P6" draw:layer="layout" svg:x1="16.205cm" svg:y1="14.097cm" svg:x2="16.809cm" svg:y2="13.815cm">
              <text:p/>
            </draw:line>
            <draw:polygon draw:style-name="gr66" draw:text-style-name="P8" draw:layer="layout" svg:width="4.218cm" svg:height="4.235cm" svg:x="15cm" svg:y="13.25cm" svg:viewBox="0 0 4219 4236" draw:points="604,0 4219,1694 4219,3954 3617,4236 0,2542 0,282">
              <text:p/>
            </draw:polygon>
          </draw:g>
        </draw:g>
        <draw:g draw:style-name="gr2" xml:id="id9" draw:id="id9">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67" draw:text-style-name="P2" draw:layer="layout" svg:width="1.83cm" svg:height="0.816cm" svg:x="8.419cm" svg:y="7.432cm" svg:viewBox="0 0 1831 817" svg:d="M0 817c419 0 1831-314 1831-566 0-251-154-251-306-251 0 189-1525 566-1525 817z">
            <text:p/>
          </draw:path>
          <draw:g draw:style-name="gr4">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68" draw:text-style-name="P15" draw:layer="layout" svg:width="1.524cm" svg:height="1.068cm" svg:x="8.419cm" svg:y="7.18cm" svg:viewBox="0 0 1525 1069" draw:points="0,1069 0,629 1525,0 1525,440">
              <text:p/>
            </draw:polygon>
            <draw:polygon draw:style-name="gr69" draw:text-style-name="P16" draw:layer="layout" svg:width="3.812cm" svg:height="1.571cm" svg:x="6.132cm" svg:y="6.237cm" svg:viewBox="0 0 3813 1572" draw:points="2288,1572 0,629 1525,0 3813,943">
              <text:p/>
            </draw:polygon>
            <draw:polygon draw:style-name="gr70" draw:text-style-name="P17" draw:layer="layout" svg:width="2.287cm" svg:height="1.383cm" svg:x="6.132cm" svg:y="6.865cm" svg:viewBox="0 0 2288 1384" draw:points="0,440 0,0 2288,943 2288,1384">
              <text:p/>
            </draw:polygon>
            <draw:polygon draw:style-name="gr71" draw:text-style-name="P8" draw:layer="layout" svg:width="3.812cm" svg:height="2.012cm" svg:x="6.132cm" svg:y="6.237cm" svg:viewBox="0 0 3813 2013" draw:points="0,1069 0,629 1525,0 3813,943 3813,1384 2288,2013">
              <text:p/>
            </draw:polygon>
            <draw:polygon draw:style-name="gr72" draw:text-style-name="P18" draw:layer="layout" svg:width="0.151cm" svg:height="0.25cm" svg:x="7.962cm" svg:y="7.746cm" svg:viewBox="0 0 152 251" draw:points="0,189 0,0 152,63 152,251">
              <text:p/>
            </draw:polygon>
            <draw:polygon draw:style-name="gr73" draw:text-style-name="P19" draw:layer="layout" svg:width="0.151cm" svg:height="1.194cm" svg:x="7.809cm" svg:y="5.168cm" svg:viewBox="0 0 152 1195" draw:points="0,1132 0,0 152,0 152,1195">
              <text:p/>
            </draw:polygon>
            <draw:polygon draw:style-name="gr74" draw:text-style-name="P19" draw:layer="layout" svg:width="0.151cm" svg:height="1.194cm" svg:x="9.64cm" svg:y="5.922cm" svg:viewBox="0 0 152 1195" draw:points="0,1132 0,0 152,0 152,1195">
              <text:p/>
            </draw:polygon>
          </draw:g>
        </draw:g>
        <draw:g draw:style-name="gr2" xml:id="id10" draw:id="id10">
          <draw:glue-point draw:id="4" svg:x="-2.142cm" svg:y="-5cm"/>
          <draw:glue-point draw:id="5" svg:x="4.143cm" svg:y="1.5cm"/>
          <draw:glue-point draw:id="6" svg:x="1.286cm" svg:y="5cm"/>
          <draw:glue-point draw:id="7" svg:x="-4.999cm" svg:y="-1.5cm"/>
          <draw:glue-point draw:id="8" svg:x="-2.427cm" svg:y="1.75cm"/>
          <draw:glue-point draw:id="9" svg:x="-4.427cm" svg:y="-0.75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2cm" svg:y="-0.431cm"/>
          <draw:glue-point draw:id="24" svg:x="-1.894cm" svg:y="1.379cm"/>
          <draw:glue-point draw:id="25" svg:x="-0.168cm" svg:y="2.586cm"/>
          <draw:path draw:style-name="gr75" draw:text-style-name="P2" draw:layer="layout" svg:width="1.206cm" svg:height="0.915cm" svg:x="4.543cm" svg:y="10.084cm" svg:viewBox="0 0 1207 916" svg:d="M0 916c255 0 1207-305 1207-550 0-244-23-366-279-366 0 183-928 671-928 916z">
            <text:p/>
          </draw:path>
          <draw:g draw:style-name="gr4">
            <draw:polygon draw:style-name="gr76" draw:text-style-name="P17" draw:layer="layout" svg:width="2.042cm" svg:height="1.831cm" svg:x="2.5cm" svg:y="9.168cm" svg:viewBox="0 0 2043 1832" draw:points="0,489 0,0 2043,1343 2043,1832">
              <text:p/>
            </draw:polygon>
            <draw:polygon draw:style-name="gr77" draw:text-style-name="P15" draw:layer="layout" svg:width="0.927cm" svg:height="1.098cm" svg:x="4.543cm" svg:y="9.901cm" svg:viewBox="0 0 928 1099" draw:points="0,1099 0,611 928,0 928,489">
              <text:p/>
            </draw:polygon>
            <draw:polygon draw:style-name="gr78" draw:text-style-name="P16" draw:layer="layout" svg:width="2.971cm" svg:height="1.953cm" svg:x="2.5cm" svg:y="8.557cm" svg:viewBox="0 0 2972 1954" draw:points="2043,1954 0,611 928,0 2972,1343">
              <text:p/>
            </draw:polygon>
            <draw:polygon draw:style-name="gr79" draw:text-style-name="P7" draw:layer="layout" svg:width="0.185cm" svg:height="0.365cm" svg:x="4.264cm" svg:y="10.45cm" svg:viewBox="0 0 186 366" draw:points="0,244 0,0 186,122 186,366">
              <text:p/>
            </draw:polygon>
            <draw:polygon draw:style-name="gr80" draw:text-style-name="P8" draw:layer="layout" svg:width="2.971cm" svg:height="2.442cm" svg:x="2.5cm" svg:y="8.557cm" svg:viewBox="0 0 2972 2443" draw:points="0,1099 0,611 928,0 2972,1343 2972,1832 2043,2443">
              <text:p/>
            </draw:polygon>
            <draw:polygon draw:style-name="gr81" draw:text-style-name="P20" draw:layer="layout" svg:width="0.092cm" svg:height="0.182cm" svg:x="2.686cm" svg:y="9.473cm" svg:viewBox="0 0 93 183" draw:points="0,122 0,0 93,61 93,183">
              <text:p/>
            </draw:polygon>
            <draw:polygon draw:style-name="gr82" draw:text-style-name="P20" draw:layer="layout" svg:width="0.092cm" svg:height="0.182cm" svg:x="2.871cm" svg:y="9.595cm" svg:viewBox="0 0 93 183" draw:points="0,122 0,0 93,61 93,183">
              <text:p/>
            </draw:polygon>
            <draw:polygon draw:style-name="gr83" draw:text-style-name="P20" draw:layer="layout" svg:width="0.092cm" svg:height="0.182cm" svg:x="3.057cm" svg:y="9.718cm" svg:viewBox="0 0 93 183" draw:points="0,122 0,0 93,61 93,183">
              <text:p/>
            </draw:polygon>
            <draw:polygon draw:style-name="gr84" draw:text-style-name="P20" draw:layer="layout" svg:width="0.092cm" svg:height="0.182cm" svg:x="3.243cm" svg:y="9.84cm" svg:viewBox="0 0 93 183" draw:points="0,122 0,0 93,61 93,183">
              <text:p/>
            </draw:polygon>
            <draw:polygon draw:style-name="gr85" draw:text-style-name="P20" draw:layer="layout" svg:width="0.092cm" svg:height="0.182cm" svg:x="3.428cm" svg:y="9.962cm" svg:viewBox="0 0 93 183" draw:points="0,122 0,0 93,61 93,183">
              <text:p/>
            </draw:polygon>
            <draw:polygon draw:style-name="gr86" draw:text-style-name="P20" draw:layer="layout" svg:width="0.092cm" svg:height="0.182cm" svg:x="3.614cm" svg:y="10.084cm" svg:viewBox="0 0 93 183" draw:points="0,122 0,0 93,61 93,183">
              <text:p/>
            </draw:polygon>
            <draw:polygon draw:style-name="gr87" draw:text-style-name="P20" draw:layer="layout" svg:width="0.092cm" svg:height="0.182cm" svg:x="3.8cm" svg:y="10.206cm" svg:viewBox="0 0 93 183" draw:points="0,122 0,0 93,61 93,183">
              <text:p/>
            </draw:polygon>
            <draw:polygon draw:style-name="gr88" draw:text-style-name="P20" draw:layer="layout" svg:width="0.092cm" svg:height="0.182cm" svg:x="3.986cm" svg:y="10.328cm" svg:viewBox="0 0 93 183" draw:points="0,122 0,0 93,61 93,183">
              <text:p/>
            </draw:polygon>
          </draw:g>
        </draw:g>
        <draw:custom-shape draw:style-name="gr89" draw:text-style-name="P22" xml:id="id8" draw:id="id8" draw:layer="layout" svg:width="3.5cm" svg:height="3.25cm" svg:x="2.25cm" svg:y="1.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1"><text:span text:style-name="T1">&lt;Network Name&g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2" xml:id="id3" draw:id="id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90" draw:text-style-name="P2" draw:layer="layout" svg:width="1.38cm" svg:height="0.677cm" svg:x="27.822cm" svg:y="3.299cm" svg:viewBox="0 0 1381 678" svg:d="M0 678c391 0 1004-214 1268-355s0-323-133-323z">
            <text:p/>
          </draw:path>
          <draw:g draw:style-name="gr4">
            <draw:polygon draw:style-name="gr91" draw:text-style-name="P3" draw:layer="layout" svg:width="0.8cm" svg:height="1.677cm" svg:x="27.021cm" svg:y="2.298cm" svg:viewBox="0 0 801 1678" draw:points="0,1291 0,0 801,387 801,1678">
              <text:p/>
            </draw:polygon>
            <draw:polygon draw:style-name="gr92" draw:text-style-name="P4" draw:layer="layout" svg:width="1.134cm" svg:height="1.838cm" svg:x="27.822cm" svg:y="2.137cm" svg:viewBox="0 0 1135 1839" draw:points="0,1839 0,548 1135,0 1135,1291">
              <text:p/>
            </draw:polygon>
            <draw:polygon draw:style-name="gr93" draw:text-style-name="P5" draw:layer="layout" svg:width="1.935cm" svg:height="0.935cm" svg:x="27.021cm" svg:y="1.75cm" svg:viewBox="0 0 1936 936" draw:points="801,936 0,548 1135,0 1936,387">
              <text:p/>
            </draw:polygon>
            <draw:polygon draw:style-name="gr94" draw:text-style-name="P8" draw:layer="layout" svg:width="1.935cm" svg:height="2.225cm" svg:x="27.021cm" svg:y="1.75cm" svg:viewBox="0 0 1936 2226" draw:points="0,1839 0,548 1135,0 1936,387 1936,1678 801,2226">
              <text:p/>
            </draw:polygon>
            <draw:line draw:style-name="gr95" draw:text-style-name="P6" draw:layer="layout" svg:x1="27.688cm" svg:y1="3.653cm" svg:x2="27.154cm" svg:y2="3.395cm">
              <text:p/>
            </draw:line>
            <draw:line draw:style-name="gr96" draw:text-style-name="P6" draw:layer="layout" svg:x1="27.688cm" svg:y1="3.783cm" svg:x2="27.154cm" svg:y2="3.525cm">
              <text:p/>
            </draw:line>
            <draw:line draw:style-name="gr97" draw:text-style-name="P6" draw:layer="layout" svg:x1="27.688cm" svg:y1="3.718cm" svg:x2="27.154cm" svg:y2="3.46cm">
              <text:p/>
            </draw:line>
            <draw:polyline draw:style-name="gr98" draw:text-style-name="P6" draw:layer="layout" svg:width="0.666cm" svg:height="0.386cm" svg:x="27.087cm" svg:y="2.492cm" svg:viewBox="0 0 667 387" draw:points="667,387 0,65 0,0">
              <text:p/>
            </draw:polyline>
            <draw:polyline draw:style-name="gr99" draw:text-style-name="P6" draw:layer="layout" svg:width="0.655cm" svg:height="0.388cm" svg:x="27.099cm" svg:y="2.491cm" svg:viewBox="0 0 656 389" draw:points="656,389 656,324 0,0">
              <text:p/>
            </draw:polyline>
            <draw:polygon draw:style-name="gr100" draw:text-style-name="P7" draw:layer="layout" svg:width="0.077cm" svg:height="0.113cm" svg:x="27.334cm" svg:y="3.136cm" svg:viewBox="0 0 78 114" draw:points="0,76 0,0 78,38 78,114">
              <text:p/>
            </draw:polygon>
            <draw:line draw:style-name="gr101" draw:text-style-name="P6" draw:layer="layout" svg:x1="27.688cm" svg:y1="3.589cm" svg:x2="27.154cm" svg:y2="3.331cm">
              <text:p/>
            </draw:line>
          </draw:g>
        </draw:g>
        <draw:g draw:style-name="gr2">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02" draw:text-style-name="P2" draw:layer="layout" svg:width="3.209cm" svg:height="2.019cm" svg:x="36.789cm" svg:y="18.48cm" svg:viewBox="0 0 3210 2020" svg:d="M3 2020c266 0 3207-1255 3207-1638 0-382-413-382-680-382 0 163-2625 819-2527 2020z">
              <text:p/>
            </draw:path>
            <draw:g draw:style-name="gr4">
              <draw:polygon draw:style-name="gr103" draw:text-style-name="P3" draw:layer="layout" svg:width="3.401cm" svg:height="3.001cm" svg:x="33.194cm" svg:y="17.387cm" svg:viewBox="0 0 3402 3002" draw:points="0,1092 0,0 3402,1911 3402,3002">
                <text:p/>
              </draw:polygon>
              <draw:polygon draw:style-name="gr104" draw:text-style-name="P4" draw:layer="layout" svg:width="2.915cm" svg:height="2.729cm" svg:x="36.597cm" svg:y="17.661cm" svg:viewBox="0 0 2916 2730" draw:points="0,2730 0,1637 2916,0 2916,1092">
                <text:p/>
              </draw:polygon>
              <draw:polygon draw:style-name="gr105" draw:text-style-name="P5" draw:layer="layout" svg:width="6.318cm" svg:height="3.547cm" svg:x="33.194cm" svg:y="15.75cm" svg:viewBox="0 0 6319 3548" draw:points="3402,3548 0,1637 2916,0 6319,1911">
                <text:p/>
              </draw:polygon>
              <draw:line draw:style-name="gr106" draw:text-style-name="P6" draw:layer="layout" svg:x1="34.361cm" svg:y1="18.261cm" svg:x2="34.361cm" svg:y2="18.916cm">
                <text:p/>
              </draw:line>
              <draw:line draw:style-name="gr107" draw:text-style-name="P6" draw:layer="layout" svg:x1="36.501cm" svg:y1="19.66cm" svg:x2="34.945cm" svg:y2="18.786cm">
                <text:p/>
              </draw:line>
              <draw:line draw:style-name="gr108" draw:text-style-name="P6" draw:layer="layout" svg:x1="34.936cm" svg:y1="18.589cm" svg:x2="34.936cm" svg:y2="18.807cm">
                <text:p/>
              </draw:line>
              <draw:line draw:style-name="gr109" draw:text-style-name="P6" draw:layer="layout" svg:x1="36.491cm" svg:y1="19.463cm" svg:x2="36.491cm" svg:y2="19.681cm">
                <text:p/>
              </draw:line>
              <draw:line draw:style-name="gr110" draw:text-style-name="P6" draw:layer="layout" svg:x1="36.492cm" svg:y1="19.463cm" svg:x2="34.936cm" svg:y2="18.589cm">
                <text:p/>
              </draw:line>
              <draw:polygon draw:style-name="gr111" draw:text-style-name="P7" draw:layer="layout" svg:width="0.193cm" svg:height="0.327cm" svg:x="34.556cm" svg:y="18.371cm" svg:viewBox="0 0 194 328" draw:points="0,218 0,0 194,109 194,328">
                <text:p/>
              </draw:polygon>
              <draw:line draw:style-name="gr112" draw:text-style-name="P6" draw:layer="layout" svg:x1="34.167cm" svg:y1="18.152cm" svg:x2="34.167cm" svg:y2="18.807cm">
                <text:p/>
              </draw:line>
              <draw:line draw:style-name="gr113" draw:text-style-name="P6" draw:layer="layout" svg:x1="33.972cm" svg:y1="18.043cm" svg:x2="33.972cm" svg:y2="18.698cm">
                <text:p/>
              </draw:line>
              <draw:line draw:style-name="gr114" draw:text-style-name="P6" draw:layer="layout" svg:x1="33.778cm" svg:y1="17.934cm" svg:x2="33.778cm" svg:y2="18.589cm">
                <text:p/>
              </draw:line>
              <draw:line draw:style-name="gr115" draw:text-style-name="P6" draw:layer="layout" svg:x1="33.583cm" svg:y1="17.824cm" svg:x2="33.583cm" svg:y2="18.479cm">
                <text:p/>
              </draw:line>
              <draw:line draw:style-name="gr116" draw:text-style-name="P6" draw:layer="layout" svg:x1="33.389cm" svg:y1="17.715cm" svg:x2="33.389cm" svg:y2="18.37cm">
                <text:p/>
              </draw:line>
              <draw:polygon draw:style-name="gr117" draw:text-style-name="P3" draw:layer="layout" svg:width="0.193cm" svg:height="1.201cm" svg:x="33cm" svg:y="17.278cm" svg:viewBox="0 0 194 1202" draw:points="0,1092 0,0 194,109 194,1202">
                <text:p/>
              </draw:polygon>
              <draw:polygon draw:style-name="gr118" draw:text-style-name="P3" draw:layer="layout" svg:width="0.193cm" svg:height="1.201cm" svg:x="36.597cm" svg:y="19.298cm" svg:viewBox="0 0 194 1202" draw:points="0,1092 0,0 194,109 194,1202">
                <text:p/>
              </draw:polygon>
              <draw:polygon draw:style-name="gr119" draw:text-style-name="P8" draw:layer="layout" svg:width="6.513cm" svg:height="4.749cm" svg:x="33cm" svg:y="15.75cm" svg:viewBox="0 0 6514 4750" draw:points="0,2621 0,1528 194,1637 3111,0 6514,1911 6514,3002 3791,4532 3791,4750">
                <text:p/>
              </draw:polygon>
            </draw:g>
          </draw:g>
          <draw:g draw:style-name="gr2">
            <draw:custom-shape draw:style-name="gr120" draw:text-style-name="P23" draw:layer="layout" svg:width="0.945cm" svg:height="1.357cm" svg:x="37.666cm" svg:y="18.86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1" draw:text-style-name="P24" draw:layer="layout" svg:width="0.945cm" svg:height="0.43cm" svg:x="37.666cm" svg:y="18.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style-name="gr2">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22" draw:text-style-name="P2" draw:layer="layout" svg:width="2.939cm" svg:height="2.019cm" svg:x="29.309cm" svg:y="18.479cm" svg:viewBox="0 0 2940 2020" svg:d="M2 2020c244 0 2938-1256 2938-1638s-378-382-623-382c0 163-2404 819-2315 2020z">
              <text:p/>
            </draw:path>
            <draw:g draw:style-name="gr4">
              <draw:polygon draw:style-name="gr123" draw:text-style-name="P3" draw:layer="layout" svg:width="3.115cm" svg:height="3.001cm" svg:x="26.017cm" svg:y="17.387cm" svg:viewBox="0 0 3116 3002" draw:points="0,1092 0,0 3116,1911 3116,3002">
                <text:p/>
              </draw:polygon>
              <draw:polygon draw:style-name="gr124" draw:text-style-name="P4" draw:layer="layout" svg:width="2.67cm" svg:height="2.728cm" svg:x="29.133cm" svg:y="17.661cm" svg:viewBox="0 0 2671 2729" draw:points="0,2729 0,1637 2671,0 2671,1092">
                <text:p/>
              </draw:polygon>
              <draw:polygon draw:style-name="gr125" draw:text-style-name="P5" draw:layer="layout" svg:width="5.787cm" svg:height="3.547cm" svg:x="26.017cm" svg:y="15.75cm" svg:viewBox="0 0 5788 3548" draw:points="3116,3548 0,1637 2671,0 5788,1911">
                <text:p/>
              </draw:polygon>
              <draw:line draw:style-name="gr126" draw:text-style-name="P6" draw:layer="layout" svg:x1="27.086cm" svg:y1="18.261cm" svg:x2="27.086cm" svg:y2="18.916cm">
                <text:p/>
              </draw:line>
              <draw:line draw:style-name="gr127" draw:text-style-name="P6" draw:layer="layout" svg:x1="29.045cm" svg:y1="19.659cm" svg:x2="27.62cm" svg:y2="18.785cm">
                <text:p/>
              </draw:line>
              <draw:line draw:style-name="gr128" draw:text-style-name="P6" draw:layer="layout" svg:x1="27.612cm" svg:y1="18.588cm" svg:x2="27.612cm" svg:y2="18.806cm">
                <text:p/>
              </draw:line>
              <draw:line draw:style-name="gr129" draw:text-style-name="P6" draw:layer="layout" svg:x1="29.037cm" svg:y1="19.462cm" svg:x2="29.037cm" svg:y2="19.68cm">
                <text:p/>
              </draw:line>
              <draw:line draw:style-name="gr130" draw:text-style-name="P6" draw:layer="layout" svg:x1="29.037cm" svg:y1="19.462cm" svg:x2="27.612cm" svg:y2="18.588cm">
                <text:p/>
              </draw:line>
              <draw:polygon draw:style-name="gr131" draw:text-style-name="P7" draw:layer="layout" svg:width="0.177cm" svg:height="0.327cm" svg:x="27.264cm" svg:y="18.37cm" svg:viewBox="0 0 178 328" draw:points="0,218 0,0 178,109 178,328">
                <text:p/>
              </draw:polygon>
              <draw:line draw:style-name="gr132" draw:text-style-name="P6" draw:layer="layout" svg:x1="26.908cm" svg:y1="18.152cm" svg:x2="26.908cm" svg:y2="18.807cm">
                <text:p/>
              </draw:line>
              <draw:line draw:style-name="gr133" draw:text-style-name="P6" draw:layer="layout" svg:x1="26.73cm" svg:y1="18.042cm" svg:x2="26.73cm" svg:y2="18.697cm">
                <text:p/>
              </draw:line>
              <draw:line draw:style-name="gr134" draw:text-style-name="P6" draw:layer="layout" svg:x1="26.551cm" svg:y1="17.933cm" svg:x2="26.551cm" svg:y2="18.588cm">
                <text:p/>
              </draw:line>
              <draw:line draw:style-name="gr135" draw:text-style-name="P6" draw:layer="layout" svg:x1="26.373cm" svg:y1="17.824cm" svg:x2="26.373cm" svg:y2="18.479cm">
                <text:p/>
              </draw:line>
              <draw:line draw:style-name="gr136" draw:text-style-name="P6" draw:layer="layout" svg:x1="26.195cm" svg:y1="17.715cm" svg:x2="26.195cm" svg:y2="18.37cm">
                <text:p/>
              </draw:line>
              <draw:polygon draw:style-name="gr137" draw:text-style-name="P3" draw:layer="layout" svg:width="0.177cm" svg:height="1.2cm" svg:x="25.839cm" svg:y="17.278cm" svg:viewBox="0 0 178 1201" draw:points="0,1092 0,0 178,109 178,1201">
                <text:p/>
              </draw:polygon>
              <draw:polygon draw:style-name="gr138" draw:text-style-name="P3" draw:layer="layout" svg:width="0.177cm" svg:height="1.2cm" svg:x="29.133cm" svg:y="19.298cm" svg:viewBox="0 0 178 1201" draw:points="0,1092 0,0 178,109 178,1201">
                <text:p/>
              </draw:polygon>
              <draw:polygon draw:style-name="gr139" draw:text-style-name="P8" draw:layer="layout" svg:width="5.965cm" svg:height="4.748cm" svg:x="25.839cm" svg:y="15.75cm" svg:viewBox="0 0 5966 4749" draw:points="0,2620 0,1528 178,1637 2849,0 5966,1911 5966,3002 3472,4531 3472,4749">
                <text:p/>
              </draw:polygon>
            </draw:g>
          </draw:g>
          <draw:g draw:style-name="gr4">
            <draw:polygon draw:style-name="gr140" draw:text-style-name="P25" draw:layer="layout" svg:width="0.941cm" svg:height="1.3cm" svg:x="30.183cm" svg:y="19.199cm" svg:viewBox="0 0 942 1301" draw:points="0,722 0,0 648,397 707,289 942,434 942,1301">
              <text:p/>
            </draw:polygon>
            <draw:polygon draw:style-name="gr141" draw:text-style-name="P26" draw:layer="layout" svg:width="1.059cm" svg:height="1.227cm" svg:x="30.065cm" svg:y="19.271cm" svg:viewBox="0 0 1060 1228" draw:points="118,650 0,0 942,578 1060,1228">
              <text:p/>
            </draw:polygon>
            <draw:polygon draw:style-name="gr142" draw:text-style-name="P26" draw:layer="layout" svg:width="1.177cm" svg:height="1.119cm" svg:x="29.948cm" svg:y="19.379cm" svg:viewBox="0 0 1178 1120" draw:points="236,542 0,0 942,578 1178,1120">
              <text:p/>
            </draw:polygon>
            <draw:polygon draw:style-name="gr143" draw:text-style-name="P25" draw:layer="layout" svg:width="1.236cm" svg:height="0.974cm" svg:x="29.888cm" svg:y="19.524cm" svg:viewBox="0 0 1237 975" draw:points="295,397 0,0 884,506 1237,975">
              <text:p/>
            </draw:polygon>
            <draw:polygon draw:style-name="gr144" draw:text-style-name="P8" draw:layer="layout" svg:width="1.236cm" svg:height="1.3cm" svg:x="29.888cm" svg:y="19.199cm" svg:viewBox="0 0 1237 1301" draw:points="295,145 295,0 942,397 1002,289 1237,434 1237,1301 295,722 0,325 164,416 59,181 211,275 177,72">
              <text:p/>
            </draw:polygon>
          </draw:g>
        </draw:g>
        <draw:g draw:style-name="gr2" xml:id="id2" draw:id="id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45" draw:text-style-name="P2" draw:layer="layout" svg:width="1.38cm" svg:height="0.677cm" svg:x="29.907cm" svg:y="4.668cm" svg:viewBox="0 0 1381 678" svg:d="M0 678c391 0 1004-214 1268-355s0-323-133-323z">
            <text:p/>
          </draw:path>
          <draw:g draw:style-name="gr4">
            <draw:polygon draw:style-name="gr146" draw:text-style-name="P3" draw:layer="layout" svg:width="0.8cm" svg:height="1.677cm" svg:x="29.106cm" svg:y="3.667cm" svg:viewBox="0 0 801 1678" draw:points="0,1291 0,0 801,387 801,1678">
              <text:p/>
            </draw:polygon>
            <draw:polygon draw:style-name="gr147" draw:text-style-name="P4" draw:layer="layout" svg:width="1.134cm" svg:height="1.838cm" svg:x="29.907cm" svg:y="3.506cm" svg:viewBox="0 0 1135 1839" draw:points="0,1839 0,548 1135,0 1135,1291">
              <text:p/>
            </draw:polygon>
            <draw:polygon draw:style-name="gr148" draw:text-style-name="P5" draw:layer="layout" svg:width="1.935cm" svg:height="0.935cm" svg:x="29.106cm" svg:y="3.119cm" svg:viewBox="0 0 1936 936" draw:points="801,936 0,548 1135,0 1936,387">
              <text:p/>
            </draw:polygon>
            <draw:polygon draw:style-name="gr149" draw:text-style-name="P8" draw:layer="layout" svg:width="1.935cm" svg:height="2.225cm" svg:x="29.106cm" svg:y="3.119cm" svg:viewBox="0 0 1936 2226" draw:points="0,1839 0,548 1135,0 1936,387 1936,1678 801,2226">
              <text:p/>
            </draw:polygon>
            <draw:line draw:style-name="gr150" draw:text-style-name="P6" draw:layer="layout" svg:x1="29.773cm" svg:y1="5.022cm" svg:x2="29.239cm" svg:y2="4.764cm">
              <text:p/>
            </draw:line>
            <draw:line draw:style-name="gr151" draw:text-style-name="P6" draw:layer="layout" svg:x1="29.773cm" svg:y1="5.151cm" svg:x2="29.239cm" svg:y2="4.893cm">
              <text:p/>
            </draw:line>
            <draw:line draw:style-name="gr152" draw:text-style-name="P6" draw:layer="layout" svg:x1="29.773cm" svg:y1="5.087cm" svg:x2="29.239cm" svg:y2="4.829cm">
              <text:p/>
            </draw:line>
            <draw:polyline draw:style-name="gr153" draw:text-style-name="P6" draw:layer="layout" svg:width="0.666cm" svg:height="0.386cm" svg:x="29.172cm" svg:y="3.861cm" svg:viewBox="0 0 667 387" draw:points="667,387 0,65 0,0">
              <text:p/>
            </draw:polyline>
            <draw:polyline draw:style-name="gr154" draw:text-style-name="P6" draw:layer="layout" svg:width="0.655cm" svg:height="0.388cm" svg:x="29.184cm" svg:y="3.86cm" svg:viewBox="0 0 656 389" draw:points="656,389 656,324 0,0">
              <text:p/>
            </draw:polyline>
            <draw:polygon draw:style-name="gr155" draw:text-style-name="P7" draw:layer="layout" svg:width="0.077cm" svg:height="0.113cm" svg:x="29.419cm" svg:y="4.505cm" svg:viewBox="0 0 78 114" draw:points="0,76 0,0 78,38 78,114">
              <text:p/>
            </draw:polygon>
            <draw:line draw:style-name="gr156" draw:text-style-name="P6" draw:layer="layout" svg:x1="29.773cm" svg:y1="4.958cm" svg:x2="29.239cm" svg:y2="4.7cm">
              <text:p/>
            </draw:line>
          </draw:g>
        </draw:g>
        <draw:g draw:style-name="gr2" xml:id="id6" draw:id="id6">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57" draw:text-style-name="P2" draw:layer="layout" svg:width="1.265cm" svg:height="0.836cm" svg:x="38.234cm" svg:y="10.413cm" svg:viewBox="0 0 1266 837" svg:d="M0 837c358 0 920-264 1162-438 242-175 0-399-122-399z">
            <text:p/>
          </draw:path>
          <draw:g draw:style-name="gr4">
            <draw:polygon draw:style-name="gr158" draw:text-style-name="P3" draw:layer="layout" svg:width="0.733cm" svg:height="2.071cm" svg:x="37.5cm" svg:y="9.178cm" svg:viewBox="0 0 734 2072" draw:points="0,1594 0,0 734,478 734,2072">
              <text:p/>
            </draw:polygon>
            <draw:polygon draw:style-name="gr159" draw:text-style-name="P4" draw:layer="layout" svg:width="1.039cm" svg:height="2.271cm" svg:x="38.234cm" svg:y="8.978cm" svg:viewBox="0 0 1040 2272" draw:points="0,2272 0,678 1040,0 1040,1594">
              <text:p/>
            </draw:polygon>
            <draw:polygon draw:style-name="gr160" draw:text-style-name="P5" draw:layer="layout" svg:width="1.773cm" svg:height="1.155cm" svg:x="37.5cm" svg:y="8.5cm" svg:viewBox="0 0 1774 1156" draw:points="734,1156 0,678 1040,0 1774,478">
              <text:p/>
            </draw:polygon>
            <draw:polygon draw:style-name="gr161" draw:text-style-name="P8" draw:layer="layout" svg:width="1.773cm" svg:height="2.749cm" svg:x="37.5cm" svg:y="8.5cm" svg:viewBox="0 0 1774 2750" draw:points="0,2272 0,678 1040,0 1774,478 1774,2072 734,2750">
              <text:p/>
            </draw:polygon>
            <draw:line draw:style-name="gr162" draw:text-style-name="P6" draw:layer="layout" svg:x1="38.112cm" svg:y1="10.852cm" svg:x2="37.622cm" svg:y2="10.533cm">
              <text:p/>
            </draw:line>
            <draw:line draw:style-name="gr163" draw:text-style-name="P6" draw:layer="layout" svg:x1="38.112cm" svg:y1="11.011cm" svg:x2="37.622cm" svg:y2="10.692cm">
              <text:p/>
            </draw:line>
            <draw:line draw:style-name="gr164" draw:text-style-name="P6" draw:layer="layout" svg:x1="38.112cm" svg:y1="10.931cm" svg:x2="37.622cm" svg:y2="10.612cm">
              <text:p/>
            </draw:line>
            <draw:polyline draw:style-name="gr165" draw:text-style-name="P6" draw:layer="layout" svg:width="0.611cm" svg:height="0.477cm" svg:x="37.561cm" svg:y="9.417cm" svg:viewBox="0 0 612 478" draw:points="612,478 0,80 0,0">
              <text:p/>
            </draw:polyline>
            <draw:polyline draw:style-name="gr166" draw:text-style-name="P6" draw:layer="layout" svg:width="0.6cm" svg:height="0.479cm" svg:x="37.572cm" svg:y="9.415cm" svg:viewBox="0 0 601 480" draw:points="601,480 601,400 0,0">
              <text:p/>
            </draw:polyline>
            <draw:polygon draw:style-name="gr167" draw:text-style-name="P7" draw:layer="layout" svg:width="0.071cm" svg:height="0.14cm" svg:x="37.788cm" svg:y="10.212cm" svg:viewBox="0 0 72 141" draw:points="0,94 0,0 72,47 72,141">
              <text:p/>
            </draw:polygon>
            <draw:line draw:style-name="gr168" draw:text-style-name="P6" draw:layer="layout" svg:x1="38.112cm" svg:y1="10.772cm" svg:x2="37.622cm" svg:y2="10.453cm">
              <text:p/>
            </draw:line>
          </draw:g>
        </draw:g>
        <draw:g draw:style-name="gr2" xml:id="id4" draw:id="id4">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69" draw:text-style-name="P2" draw:layer="layout" svg:width="1.38cm" svg:height="0.677cm" svg:x="34.153cm" svg:y="7.281cm" svg:viewBox="0 0 1381 678" svg:d="M0 678c391 0 1004-214 1268-355s0-323-133-323z">
            <text:p/>
          </draw:path>
          <draw:g draw:style-name="gr4">
            <draw:polygon draw:style-name="gr170" draw:text-style-name="P3" draw:layer="layout" svg:width="0.8cm" svg:height="1.677cm" svg:x="33.352cm" svg:y="6.281cm" svg:viewBox="0 0 801 1678" draw:points="0,1291 0,0 801,387 801,1678">
              <text:p/>
            </draw:polygon>
            <draw:polygon draw:style-name="gr171" draw:text-style-name="P4" draw:layer="layout" svg:width="1.134cm" svg:height="1.838cm" svg:x="34.153cm" svg:y="6.119cm" svg:viewBox="0 0 1135 1839" draw:points="0,1839 0,548 1135,0 1135,1291">
              <text:p/>
            </draw:polygon>
            <draw:polygon draw:style-name="gr172" draw:text-style-name="P5" draw:layer="layout" svg:width="1.935cm" svg:height="0.935cm" svg:x="33.352cm" svg:y="5.732cm" svg:viewBox="0 0 1936 936" draw:points="801,936 0,548 1135,0 1936,387">
              <text:p/>
            </draw:polygon>
            <draw:polygon draw:style-name="gr173" draw:text-style-name="P8" draw:layer="layout" svg:width="1.935cm" svg:height="2.225cm" svg:x="33.352cm" svg:y="5.732cm" svg:viewBox="0 0 1936 2226" draw:points="0,1839 0,548 1135,0 1936,387 1936,1678 801,2226">
              <text:p/>
            </draw:polygon>
            <draw:line draw:style-name="gr174" draw:text-style-name="P6" draw:layer="layout" svg:x1="34.02cm" svg:y1="7.636cm" svg:x2="33.486cm" svg:y2="7.378cm">
              <text:p/>
            </draw:line>
            <draw:line draw:style-name="gr175" draw:text-style-name="P6" draw:layer="layout" svg:x1="34.02cm" svg:y1="7.765cm" svg:x2="33.486cm" svg:y2="7.507cm">
              <text:p/>
            </draw:line>
            <draw:line draw:style-name="gr176" draw:text-style-name="P6" draw:layer="layout" svg:x1="34.02cm" svg:y1="7.7cm" svg:x2="33.486cm" svg:y2="7.442cm">
              <text:p/>
            </draw:line>
            <draw:polyline draw:style-name="gr177" draw:text-style-name="P6" draw:layer="layout" svg:width="0.666cm" svg:height="0.386cm" svg:x="33.419cm" svg:y="6.474cm" svg:viewBox="0 0 667 387" draw:points="667,387 0,65 0,0">
              <text:p/>
            </draw:polyline>
            <draw:polyline draw:style-name="gr178" draw:text-style-name="P6" draw:layer="layout" svg:width="0.655cm" svg:height="0.388cm" svg:x="33.43cm" svg:y="6.473cm" svg:viewBox="0 0 656 389" draw:points="656,389 656,324 0,0">
              <text:p/>
            </draw:polyline>
            <draw:polygon draw:style-name="gr179" draw:text-style-name="P7" draw:layer="layout" svg:width="0.077cm" svg:height="0.113cm" svg:x="33.666cm" svg:y="7.118cm" svg:viewBox="0 0 78 114" draw:points="0,76 0,0 78,38 78,114">
              <text:p/>
            </draw:polygon>
            <draw:line draw:style-name="gr180" draw:text-style-name="P6" draw:layer="layout" svg:x1="34.02cm" svg:y1="7.571cm" svg:x2="33.486cm" svg:y2="7.313cm">
              <text:p/>
            </draw:line>
          </draw:g>
        </draw:g>
        <draw:g draw:style-name="gr2" xml:id="id7" draw:id="id7">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81" draw:text-style-name="P2" draw:layer="layout" svg:width="1.38cm" svg:height="0.677cm" svg:x="32.247cm" svg:y="5.589cm" svg:viewBox="0 0 1381 678" svg:d="M0 678c391 0 1004-214 1268-355s0-323-133-323z">
            <text:p/>
          </draw:path>
          <draw:g draw:style-name="gr4">
            <draw:polygon draw:style-name="gr182" draw:text-style-name="P3" draw:layer="layout" svg:width="0.8cm" svg:height="1.677cm" svg:x="31.446cm" svg:y="4.589cm" svg:viewBox="0 0 801 1678" draw:points="0,1291 0,0 801,387 801,1678">
              <text:p/>
            </draw:polygon>
            <draw:polygon draw:style-name="gr183" draw:text-style-name="P4" draw:layer="layout" svg:width="1.134cm" svg:height="1.838cm" svg:x="32.247cm" svg:y="4.428cm" svg:viewBox="0 0 1135 1839" draw:points="0,1839 0,548 1135,0 1135,1291">
              <text:p/>
            </draw:polygon>
            <draw:polygon draw:style-name="gr184" draw:text-style-name="P5" draw:layer="layout" svg:width="1.935cm" svg:height="0.935cm" svg:x="31.446cm" svg:y="4.041cm" svg:viewBox="0 0 1936 936" draw:points="801,936 0,548 1135,0 1936,387">
              <text:p/>
            </draw:polygon>
            <draw:polygon draw:style-name="gr185" draw:text-style-name="P8" draw:layer="layout" svg:width="1.935cm" svg:height="2.225cm" svg:x="31.446cm" svg:y="4.041cm" svg:viewBox="0 0 1936 2226" draw:points="0,1839 0,548 1135,0 1936,387 1936,1678 801,2226">
              <text:p/>
            </draw:polygon>
            <draw:line draw:style-name="gr186" draw:text-style-name="P6" draw:layer="layout" svg:x1="32.113cm" svg:y1="5.944cm" svg:x2="31.579cm" svg:y2="5.686cm">
              <text:p/>
            </draw:line>
            <draw:line draw:style-name="gr187" draw:text-style-name="P6" draw:layer="layout" svg:x1="32.113cm" svg:y1="6.073cm" svg:x2="31.579cm" svg:y2="5.815cm">
              <text:p/>
            </draw:line>
            <draw:line draw:style-name="gr188" draw:text-style-name="P6" draw:layer="layout" svg:x1="32.113cm" svg:y1="6.009cm" svg:x2="31.579cm" svg:y2="5.751cm">
              <text:p/>
            </draw:line>
            <draw:polyline draw:style-name="gr189" draw:text-style-name="P6" draw:layer="layout" svg:width="0.666cm" svg:height="0.386cm" svg:x="31.512cm" svg:y="4.783cm" svg:viewBox="0 0 667 387" draw:points="667,387 0,65 0,0">
              <text:p/>
            </draw:polyline>
            <draw:polyline draw:style-name="gr190" draw:text-style-name="P6" draw:layer="layout" svg:width="0.655cm" svg:height="0.388cm" svg:x="31.524cm" svg:y="4.781cm" svg:viewBox="0 0 656 389" draw:points="656,389 656,324 0,0">
              <text:p/>
            </draw:polyline>
            <draw:polygon draw:style-name="gr191" draw:text-style-name="P7" draw:layer="layout" svg:width="0.077cm" svg:height="0.113cm" svg:x="31.759cm" svg:y="5.427cm" svg:viewBox="0 0 78 114" draw:points="0,76 0,0 78,38 78,114">
              <text:p/>
            </draw:polygon>
            <draw:line draw:style-name="gr192" draw:text-style-name="P6" draw:layer="layout" svg:x1="32.113cm" svg:y1="5.88cm" svg:x2="31.579cm" svg:y2="5.622cm">
              <text:p/>
            </draw:line>
          </draw:g>
        </draw:g>
        <draw:g draw:style-name="gr2" xml:id="id5" draw:id="id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93" draw:text-style-name="P2" draw:layer="layout" svg:width="1.38cm" svg:height="0.677cm" svg:x="35.805cm" svg:y="8.779cm" svg:viewBox="0 0 1381 678" svg:d="M0 678c391 0 1004-214 1268-355s0-323-133-323z">
            <text:p/>
          </draw:path>
          <draw:g draw:style-name="gr4">
            <draw:polygon draw:style-name="gr194" draw:text-style-name="P3" draw:layer="layout" svg:width="0.8cm" svg:height="1.677cm" svg:x="35.004cm" svg:y="7.779cm" svg:viewBox="0 0 801 1678" draw:points="0,1291 0,0 801,387 801,1678">
              <text:p/>
            </draw:polygon>
            <draw:polygon draw:style-name="gr195" draw:text-style-name="P4" draw:layer="layout" svg:width="1.134cm" svg:height="1.838cm" svg:x="35.805cm" svg:y="7.617cm" svg:viewBox="0 0 1135 1839" draw:points="0,1839 0,548 1135,0 1135,1291">
              <text:p/>
            </draw:polygon>
            <draw:polygon draw:style-name="gr196" draw:text-style-name="P5" draw:layer="layout" svg:width="1.935cm" svg:height="0.935cm" svg:x="35.004cm" svg:y="7.23cm" svg:viewBox="0 0 1936 936" draw:points="801,936 0,548 1135,0 1936,387">
              <text:p/>
            </draw:polygon>
            <draw:polygon draw:style-name="gr197" draw:text-style-name="P8" draw:layer="layout" svg:width="1.935cm" svg:height="2.225cm" svg:x="35.004cm" svg:y="7.23cm" svg:viewBox="0 0 1936 2226" draw:points="0,1839 0,548 1135,0 1936,387 1936,1678 801,2226">
              <text:p/>
            </draw:polygon>
            <draw:line draw:style-name="gr198" draw:text-style-name="P6" draw:layer="layout" svg:x1="35.671cm" svg:y1="9.134cm" svg:x2="35.137cm" svg:y2="8.876cm">
              <text:p/>
            </draw:line>
            <draw:line draw:style-name="gr199" draw:text-style-name="P6" draw:layer="layout" svg:x1="35.671cm" svg:y1="9.263cm" svg:x2="35.137cm" svg:y2="9.005cm">
              <text:p/>
            </draw:line>
            <draw:line draw:style-name="gr200" draw:text-style-name="P6" draw:layer="layout" svg:x1="35.671cm" svg:y1="9.198cm" svg:x2="35.137cm" svg:y2="8.94cm">
              <text:p/>
            </draw:line>
            <draw:polyline draw:style-name="gr201" draw:text-style-name="P6" draw:layer="layout" svg:width="0.666cm" svg:height="0.386cm" svg:x="35.071cm" svg:y="7.972cm" svg:viewBox="0 0 667 387" draw:points="667,387 0,65 0,0">
              <text:p/>
            </draw:polyline>
            <draw:polyline draw:style-name="gr202" draw:text-style-name="P6" draw:layer="layout" svg:width="0.655cm" svg:height="0.388cm" svg:x="35.082cm" svg:y="7.971cm" svg:viewBox="0 0 656 389" draw:points="656,389 656,324 0,0">
              <text:p/>
            </draw:polyline>
            <draw:polygon draw:style-name="gr203" draw:text-style-name="P7" draw:layer="layout" svg:width="0.077cm" svg:height="0.113cm" svg:x="35.318cm" svg:y="8.616cm" svg:viewBox="0 0 78 114" draw:points="0,76 0,0 78,38 78,114">
              <text:p/>
            </draw:polygon>
            <draw:line draw:style-name="gr204" draw:text-style-name="P6" draw:layer="layout" svg:x1="35.671cm" svg:y1="9.069cm" svg:x2="35.137cm" svg:y2="8.811cm">
              <text:p/>
            </draw:line>
          </draw:g>
        </draw:g>
        <draw:connector draw:name="Connector 1" draw:style-name="gr205" draw:text-style-name="P1" draw:layer="layout" svg:x1="23.25cm" svg:y1="7.374cm" svg:x2="27.021cm" svg:y2="2.863cm" draw:start-shape="id1" draw:end-shape="id3" draw:end-glue-point="3" svg:d="M23250 7374h1876v-4511h1895" svg:viewBox="0 0 3772 4512">
          <text:p/>
        </draw:connector>
        <draw:connector draw:name="Connector 2" draw:style-name="gr206" draw:text-style-name="P1" draw:layer="layout" svg:x1="23.25cm" svg:y1="7.374cm" svg:x2="33.352cm" svg:y2="6.845cm" draw:start-shape="id1" draw:end-shape="id4" svg:d="M23250 7374h5042v-529h5060" svg:viewBox="0 0 10103 530">
          <text:p/>
        </draw:connector>
        <draw:connector draw:name="Connector 3" draw:style-name="gr207" draw:text-style-name="P1" draw:layer="layout" svg:x1="23.25cm" svg:y1="7.374cm" svg:x2="35.004cm" svg:y2="8.343cm" draw:start-shape="id1" draw:start-glue-point="1" draw:end-shape="id5" svg:d="M23250 7374h5868v969h5886" svg:viewBox="0 0 11755 970">
          <text:p/>
        </draw:connector>
        <draw:connector draw:name="Connector 4" draw:style-name="gr208" draw:text-style-name="P1" draw:layer="layout" svg:x1="23.25cm" svg:y1="7.374cm" svg:x2="37.5cm" svg:y2="9.875cm" draw:start-shape="id1" draw:end-shape="id6" draw:end-glue-point="3" svg:d="M23250 7374h7115v2501h7135" svg:viewBox="0 0 14251 2502">
          <text:p/>
        </draw:connector>
        <draw:connector draw:name="Connector 5" draw:style-name="gr209" draw:text-style-name="P1" draw:layer="layout" svg:x1="23.25cm" svg:y1="7.374cm" svg:x2="31.829cm" svg:y2="6.064cm" draw:start-shape="id1" draw:end-shape="id7" draw:end-glue-point="11" svg:d="M23250 7374h8579v-1310" svg:viewBox="0 0 8580 1311">
          <text:p/>
        </draw:connector>
        <draw:connector draw:name="Connector 6" draw:style-name="gr210" draw:text-style-name="P1" draw:layer="layout" svg:x1="5.312cm" svg:y1="3.775cm" svg:x2="8.191cm" svg:y2="5.168cm" draw:start-shape="id8" draw:start-glue-point="12" draw:end-shape="id9" draw:end-glue-point="0" svg:d="M5312 3775h2879v1393" svg:viewBox="0 0 2880 1394">
          <text:p/>
        </draw:connector>
        <draw:connector draw:name="Connector 7" draw:style-name="gr211" draw:text-style-name="P1" draw:layer="layout" svg:x1="6.132cm" svg:y1="6.709cm" svg:x2="4.125cm" svg:y2="8.557cm" draw:start-shape="id9" draw:end-shape="id10" svg:d="M6132 6709h-2007v1848" svg:viewBox="0 0 2008 1849">
          <text:p/>
        </draw:connector>
        <draw:g draw:style-name="gr2">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12" draw:text-style-name="P2" draw:layer="layout" svg:width="2.986cm" svg:height="1.593cm" svg:x="22.685cm" svg:y="14.813cm" svg:viewBox="0 0 2987 1594" svg:d="M0 1594c766 0 2738-750 2934-1031 195-282-196-563-391-563 0 402-2543 924-2543 1594z">
            <text:p/>
          </draw:path>
          <draw:g draw:style-name="gr4">
            <draw:polygon draw:style-name="gr213" draw:text-style-name="P27" draw:layer="layout" svg:width="2.737cm" svg:height="2.437cm" svg:x="22.487cm" svg:y="14.063cm" svg:viewBox="0 0 2738 2438" draw:points="2738,1125 2738,0 0,1313 0,2438">
              <text:p/>
            </draw:polygon>
            <draw:polygon draw:style-name="gr214" draw:text-style-name="P28" draw:layer="layout" svg:width="2.736cm" svg:height="2.437cm" svg:x="19.75cm" svg:y="14.063cm" svg:viewBox="0 0 2737 2438" draw:points="2737,2438 2737,1313 0,0 0,1125">
              <text:p/>
            </draw:polygon>
            <draw:polygon draw:style-name="gr215" draw:text-style-name="P29" draw:layer="layout" svg:width="5.474cm" svg:height="2.624cm" svg:x="19.75cm" svg:y="12.75cm" svg:viewBox="0 0 5475 2625" draw:points="2737,2625 5475,1313 2737,0 0,1313">
              <text:p/>
            </draw:polygon>
            <draw:polygon draw:style-name="gr216" draw:text-style-name="P8" draw:layer="layout" svg:width="5.474cm" svg:height="3.749cm" svg:x="19.75cm" svg:y="12.75cm" svg:viewBox="0 0 5475 3750" draw:points="5475,2438 5475,1313 2737,0 0,1313 0,2438 2737,3750">
              <text:p/>
            </draw:polygon>
            <draw:polygon draw:style-name="gr217" draw:text-style-name="P30" draw:layer="layout" svg:width="1.563cm" svg:height="0.749cm" svg:x="21.119cm" svg:y="13.969cm" svg:viewBox="0 0 1564 750" draw:points="1369,563 195,0 0,94 1174,656 979,750 1564,750 1564,469">
              <text:p/>
            </draw:polygon>
            <draw:polygon draw:style-name="gr218" draw:text-style-name="P30" draw:layer="layout" svg:width="1.562cm" svg:height="0.749cm" svg:x="22.293cm" svg:y="13.406cm" svg:viewBox="0 0 1563 750" draw:points="392,94 587,0 0,0 0,281 195,188 1368,750 1563,656">
              <text:p/>
            </draw:polygon>
            <draw:path draw:style-name="gr219" draw:text-style-name="P31" draw:layer="layout" svg:width="0.781cm" svg:height="0.823cm" svg:x="24.051cm" svg:y="14.589cm" svg:viewBox="0 0 782 824" svg:d="M392 37c-195 94-392 375-392 562 0 188 197 282 392 188s390-375 390-563c0-187-195-281-390-187z">
              <text:p/>
            </draw:path>
            <draw:path draw:style-name="gr220" draw:text-style-name="P31" draw:layer="layout" svg:width="0.781cm" svg:height="0.823cm" svg:x="22.879cm" svg:y="15.151cm" svg:viewBox="0 0 782 824" svg:d="M390 37c-195 94-390 375-390 562 0 188 195 282 390 188s392-375 392-563c0-187-197-281-392-187z">
              <text:p/>
            </draw:path>
          </draw:g>
        </draw:g>
        <draw:g draw:style-name="gr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21" draw:text-style-name="P2" draw:layer="layout" svg:width="2.387cm" svg:height="1.715cm" svg:x="10.885cm" svg:y="16.173cm" svg:viewBox="0 0 2388 1716" svg:d="M0 1716c676 0 1735-542 2192-899s0-817-230-817z">
            <text:p/>
          </draw:path>
          <draw:g draw:style-name="gr4">
            <draw:polygon draw:style-name="gr222" draw:text-style-name="P3" draw:layer="layout" svg:width="1.384cm" svg:height="4.249cm" svg:x="9.5cm" svg:y="13.639cm" svg:viewBox="0 0 1385 4250" draw:points="0,3269 0,0 1385,981 1385,4250">
              <text:p/>
            </draw:polygon>
            <draw:polygon draw:style-name="gr223" draw:text-style-name="P4" draw:layer="layout" svg:width="1.961cm" svg:height="4.657cm" svg:x="10.885cm" svg:y="13.231cm" svg:viewBox="0 0 1962 4658" draw:points="0,4658 0,1389 1962,0 1962,3269">
              <text:p/>
            </draw:polygon>
            <draw:polygon draw:style-name="gr224" draw:text-style-name="P32" draw:layer="layout" svg:width="3.346cm" svg:height="2.369cm" svg:x="9.5cm" svg:y="12.25cm" svg:viewBox="0 0 3347 2370" draw:points="1385,2370 0,1389 1962,0 3347,981">
              <text:p/>
            </draw:polygon>
            <draw:polygon draw:style-name="gr225" draw:text-style-name="P8" draw:layer="layout" svg:width="3.346cm" svg:height="5.638cm" svg:x="9.5cm" svg:y="12.25cm" svg:viewBox="0 0 3347 5639" draw:points="0,4658 0,1389 1962,0 3347,981 3347,4250 1385,5639">
              <text:p/>
            </draw:polygon>
            <draw:line draw:style-name="gr226" draw:text-style-name="P6" draw:layer="layout" svg:x1="10.653cm" svg:y1="17.072cm" svg:x2="9.73cm" svg:y2="16.418cm">
              <text:p/>
            </draw:line>
            <draw:line draw:style-name="gr227" draw:text-style-name="P6" draw:layer="layout" svg:x1="10.653cm" svg:y1="17.399cm" svg:x2="9.73cm" svg:y2="16.745cm">
              <text:p/>
            </draw:line>
            <draw:line draw:style-name="gr228" draw:text-style-name="P6" draw:layer="layout" svg:x1="10.653cm" svg:y1="17.235cm" svg:x2="9.73cm" svg:y2="16.581cm">
              <text:p/>
            </draw:line>
            <draw:polyline draw:style-name="gr229" draw:text-style-name="P6" draw:layer="layout" svg:width="1.153cm" svg:height="0.98cm" svg:x="9.615cm" svg:y="14.13cm" svg:viewBox="0 0 1154 981" draw:points="1154,981 0,163 0,0">
              <text:p/>
            </draw:polyline>
            <draw:polyline draw:style-name="gr230" draw:text-style-name="P6" draw:layer="layout" svg:width="1.133cm" svg:height="0.983cm" svg:x="9.635cm" svg:y="14.126cm" svg:viewBox="0 0 1134 984" draw:points="1134,984 1134,821 0,0">
              <text:p/>
            </draw:polyline>
            <draw:polygon draw:style-name="gr231" draw:text-style-name="P7" draw:layer="layout" svg:width="0.134cm" svg:height="0.287cm" svg:x="10.043cm" svg:y="15.761cm" svg:viewBox="0 0 135 288" draw:points="0,193 0,0 135,96 135,288">
              <text:p/>
            </draw:polygon>
            <draw:line draw:style-name="gr232" draw:text-style-name="P6" draw:layer="layout" svg:x1="10.653cm" svg:y1="16.909cm" svg:x2="9.73cm" svg:y2="16.255cm">
              <text:p/>
            </draw:line>
          </draw:g>
          <draw:g draw:style-name="gr4">
            <draw:polygon draw:style-name="gr233" draw:text-style-name="P25" draw:layer="layout" svg:width="0.841cm" svg:height="1.343cm" svg:x="12.302cm" svg:y="15.11cm" svg:viewBox="0 0 842 1344" draw:points="0,747 0,0 579,411 632,299 842,448 842,1344">
              <text:p/>
            </draw:polygon>
            <draw:polygon draw:style-name="gr234" draw:text-style-name="P26" draw:layer="layout" svg:width="0.947cm" svg:height="1.268cm" svg:x="12.197cm" svg:y="15.185cm" svg:viewBox="0 0 948 1269" draw:points="106,672 0,0 842,598 948,1269">
              <text:p/>
            </draw:polygon>
            <draw:polygon draw:style-name="gr235" draw:text-style-name="P26" draw:layer="layout" svg:width="1.053cm" svg:height="1.156cm" svg:x="12.091cm" svg:y="15.297cm" svg:viewBox="0 0 1054 1157" draw:points="211,560 0,0 842,598 1054,1157">
              <text:p/>
            </draw:polygon>
            <draw:polygon draw:style-name="gr236" draw:text-style-name="P25" draw:layer="layout" svg:width="1.105cm" svg:height="1.007cm" svg:x="12.039cm" svg:y="15.447cm" svg:viewBox="0 0 1106 1008" draw:points="264,411 0,0 790,523 1106,1008">
              <text:p/>
            </draw:polygon>
            <draw:polygon draw:style-name="gr237" draw:text-style-name="P8" draw:layer="layout" svg:width="1.105cm" svg:height="1.343cm" svg:x="12.039cm" svg:y="15.11cm" svg:viewBox="0 0 1106 1344" draw:points="264,149 264,0 842,411 895,299 1106,448 1106,1344 264,747 0,336 147,430 52,187 188,285 158,75">
              <text:p/>
            </draw:polygon>
          </draw:g>
          <draw:g draw:style-name="gr4">
            <draw:polygon draw:style-name="gr238" draw:text-style-name="P25" draw:layer="layout" svg:width="0.485cm" svg:height="0.862cm" svg:x="12.64cm" svg:y="16.817cm" svg:viewBox="0 0 486 863" draw:points="486,0 0,86 486,863">
              <text:p/>
            </draw:polygon>
            <draw:polygon draw:style-name="gr239" draw:text-style-name="P25" draw:layer="layout" svg:width="0.485cm" svg:height="0.862cm" svg:x="12.154cm" svg:y="16.127cm" svg:viewBox="0 0 486 863" draw:points="0,0 486,776 0,863">
              <text:p/>
            </draw:polygon>
            <draw:polygon draw:style-name="gr240" draw:text-style-name="P25" draw:layer="layout" svg:width="0.973cm" svg:height="0.862cm" svg:x="12.154cm" svg:y="16.817cm" svg:viewBox="0 0 974 863" draw:points="974,863 486,0 0,173">
              <text:p/>
            </draw:polygon>
            <draw:polygon draw:style-name="gr241" draw:text-style-name="P25" draw:layer="layout" svg:width="0.973cm" svg:height="0.862cm" svg:x="12.154cm" svg:y="16.127cm" svg:viewBox="0 0 974 863" draw:points="974,690 486,863 0,0">
              <text:p/>
            </draw:polygon>
            <draw:polygon draw:style-name="gr242" draw:text-style-name="P8" draw:layer="layout" svg:width="0.973cm" svg:height="1.552cm" svg:x="12.154cm" svg:y="16.127cm" svg:viewBox="0 0 974 1553" draw:points="0,863 0,0 974,690 974,1553">
              <text:p/>
            </draw:polygon>
          </draw:g>
          <draw:g draw:style-name="gr2">
            <draw:custom-shape draw:style-name="gr243" draw:text-style-name="P23" draw:layer="layout" svg:width="0.887cm" svg:height="1.61cm" svg:x="11.383cm" svg:y="16.23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24" draw:layer="layout" svg:width="0.887cm" svg:height="0.509cm" svg:x="11.3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
            <draw:custom-shape draw:style-name="gr245" draw:text-style-name="P33" draw:layer="layout" svg:width="0.972cm" svg:height="1.185cm" svg:x="11.346cm" svg:y="15.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46" draw:text-style-name="P34" draw:layer="layout" svg:width="0.592cm" svg:height="1.108cm" svg:x="11.563cm" svg:y="15.388cm" svg:viewBox="0 0 593 1109" draw:points="0,77 108,77 162,39 269,0 431,77 324,77 378,191 216,382 162,420 108,459 216,536 269,612 431,612 593,726 485,956 324,1109 324,880 216,726 269,650 162,536 54,497 0,344">
              <text:p/>
            </draw:polygon>
            <draw:path draw:style-name="gr247" draw:text-style-name="P34" draw:layer="layout" svg:width="0.244cm" svg:height="0.504cm" svg:x="12.048cm" svg:y="15.457cm" svg:viewBox="0 0 245 505" svg:d="M216 505v-38l-54-115v-115l-54-153-108-76c108-76 324 420 216 497z">
              <text:p/>
            </draw:path>
            <draw:g draw:style-name="gr4">
              <draw:line draw:style-name="gr248" draw:text-style-name="P35" draw:layer="layout" svg:x1="11.779cm" svg:y1="16.114cm" svg:x2="11.725cm" svg:y2="15.847cm">
                <text:p/>
              </draw:line>
              <draw:line draw:style-name="gr249" draw:text-style-name="P35" draw:layer="layout" svg:x1="11.778cm" svg:y1="16.115cm" svg:x2="11.832cm" svg:y2="15.924cm">
                <text:p/>
              </draw:line>
              <draw:line draw:style-name="gr250" draw:text-style-name="P35" draw:layer="layout" svg:x1="11.886cm" svg:y1="16.115cm" svg:x2="11.832cm" svg:y2="15.924cm">
                <text:p/>
              </draw:line>
              <draw:line draw:style-name="gr251" draw:text-style-name="P35" draw:layer="layout" svg:x1="11.886cm" svg:y1="16.114cm" svg:x2="11.94cm" svg:y2="15.847cm">
                <text:p/>
              </draw:line>
            </draw:g>
            <draw:g draw:style-name="gr4">
              <draw:line draw:style-name="gr252" draw:text-style-name="P35" draw:layer="layout" svg:x1="12.102cm" svg:y1="16.114cm" svg:x2="12.048cm" svg:y2="15.847cm">
                <text:p/>
              </draw:line>
              <draw:line draw:style-name="gr253" draw:text-style-name="P35" draw:layer="layout" svg:x1="12.102cm" svg:y1="16.115cm" svg:x2="12.156cm" svg:y2="15.924cm">
                <text:p/>
              </draw:line>
              <draw:line draw:style-name="gr254" draw:text-style-name="P35" draw:layer="layout" svg:x1="12.21cm" svg:y1="16.115cm" svg:x2="12.156cm" svg:y2="15.924cm">
                <text:p/>
              </draw:line>
              <draw:line draw:style-name="gr255" draw:text-style-name="P35" draw:layer="layout" svg:x1="12.21cm" svg:y1="16.114cm" svg:x2="12.264cm" svg:y2="15.847cm">
                <text:p/>
              </draw:line>
            </draw:g>
            <draw:g draw:style-name="gr4">
              <draw:line draw:style-name="gr256" draw:text-style-name="P35" draw:layer="layout" svg:x1="11.455cm" svg:y1="16.114cm" svg:x2="11.401cm" svg:y2="15.847cm">
                <text:p/>
              </draw:line>
              <draw:line draw:style-name="gr257" draw:text-style-name="P35" draw:layer="layout" svg:x1="11.454cm" svg:y1="16.115cm" svg:x2="11.508cm" svg:y2="15.924cm">
                <text:p/>
              </draw:line>
              <draw:line draw:style-name="gr258" draw:text-style-name="P35" draw:layer="layout" svg:x1="11.563cm" svg:y1="16.115cm" svg:x2="11.509cm" svg:y2="15.924cm">
                <text:p/>
              </draw:line>
              <draw:line draw:style-name="gr259" draw:text-style-name="P35" draw:layer="layout" svg:x1="11.563cm" svg:y1="16.114cm" svg:x2="11.617cm" svg:y2="15.847cm">
                <text:p/>
              </draw:line>
            </draw:g>
          </draw:g>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B" draw:display-name="Dark Grey Linear B" draw:style="linear" draw:start-color="#666666" draw:end-color="#999999" draw:start-intensity="100%" draw:end-intensity="100%" draw:angle="0deg" draw:border="10%">
      <loext:gradient-stop svg:offset="0" loext:color-type="rgb" loext:color-value="#666666"/>
      <loext:gradient-stop svg:offset="1" loext:color-type="rgb" loext:color-value="#999999"/>
    </draw:gradient>
    <draw:gradient draw:name="Dark_20_Grey_20_Linear_20_L" draw:display-name="Dark Grey Linear L" draw:style="linear" draw:start-color="#333333" draw:end-color="#999999" draw:start-intensity="100%" draw:end-intensity="100%" draw:angle="180deg" draw:border="10%">
      <loext:gradient-stop svg:offset="0" loext:color-type="rgb" loext:color-value="#333333"/>
      <loext:gradient-stop svg:offset="1" loext:color-type="rgb" loext:color-value="#999999"/>
    </draw:gradient>
    <draw:gradient draw:name="Dark_20_Grey_20_Linear_20_T" draw:display-name="Dark Grey Linear T" draw:style="linear" draw:start-color="#333333" draw:end-color="#999999" draw:start-intensity="100%" draw:end-intensity="100%" draw:angle="0deg" draw:border="10%">
      <loext:gradient-stop svg:offset="0" loext:color-type="rgb" loext:color-value="#333333"/>
      <loext:gradient-stop svg:offset="1" loext:color-type="rgb" loext:color-value="#999999"/>
    </draw:gradient>
    <draw:gradient draw:name="Dark_20_Grey_20_Square_20_BR" draw:display-name="Dark Grey Square BR" draw:style="square" draw:cx="30%" draw:cy="30%" draw:start-color="#333333" draw:end-color="#999999" draw:start-intensity="100%" draw:end-intensity="100%" draw:angle="0deg" draw:border="0%">
      <loext:gradient-stop svg:offset="0" loext:color-type="rgb" loext:color-value="#333333"/>
      <loext:gradient-stop svg:offset="1" loext:color-type="rgb" loext:color-value="#999999"/>
    </draw:gradient>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Light_20_Green_20_Axial_20_H" draw:display-name="Light Green Axial H" draw:style="axial" draw:start-color="#ebf7ec" draw:end-color="#c3e8c8" draw:start-intensity="100%" draw:end-intensity="100%" draw:angle="180deg" draw:border="0%">
      <loext:gradient-stop svg:offset="0" loext:color-type="rgb" loext:color-value="#ebf7ec"/>
      <loext:gradient-stop svg:offset="1" loext:color-type="rgb" loext:color-value="#c3e8c8"/>
    </draw:gradient>
    <draw:gradient draw:name="Light_20_Green_20_Linear_20_T" draw:display-name="Light Green Linear T" draw:style="linear" draw:start-color="#c3e8c8" draw:end-color="#ebf7ec" draw:start-intensity="100%" draw:end-intensity="100%" draw:angle="0deg" draw:border="10%">
      <loext:gradient-stop svg:offset="0" loext:color-type="rgb" loext:color-value="#c3e8c8"/>
      <loext:gradient-stop svg:offset="1" loext:color-type="rgb" loext:color-value="#ebf7ec"/>
    </draw:gradient>
    <draw:gradient draw:name="Light_20_Grey_20_Linear_20_B" draw:display-name="Light Grey Linear B"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Linear_20_L" draw:display-name="Light Grey Linear L" draw:style="linear" draw:start-color="#b3b3b3" draw:end-color="#e5e5e5" draw:start-intensity="100%" draw:end-intensity="100%" draw:angle="180deg" draw:border="10%">
      <loext:gradient-stop svg:offset="0" loext:color-type="rgb" loext:color-value="#b3b3b3"/>
      <loext:gradient-stop svg:offset="1" loext:color-type="rgb" loext:color-value="#e5e5e5"/>
    </draw:gradient>
    <draw:gradient draw:name="Light_20_Grey_20_Linear_20_T" draw:display-name="Light Grey Linear T"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Square_20_BR" draw:display-name="Light Grey Square BR" draw:style="square" draw:cx="30%" draw:cy="30%" draw:start-color="#b3b3b3" draw:end-color="#e5e5e5" draw:start-intensity="100%" draw:end-intensity="100%" draw:angle="0deg" draw:border="0%">
      <loext:gradient-stop svg:offset="0" loext:color-type="rgb" loext:color-value="#b3b3b3"/>
      <loext:gradient-stop svg:offset="1" loext:color-type="rgb" loext:color-value="#e5e5e5"/>
    </draw:gradient>
    <draw:gradient draw:name="Light_20_Purple_20_Linear_20_L" draw:display-name="Light Purple Linear L" draw:style="linear" draw:start-color="#c893c7" draw:end-color="#f4e9f3" draw:start-intensity="100%" draw:end-intensity="100%" draw:angle="180deg" draw:border="10%">
      <loext:gradient-stop svg:offset="0" loext:color-type="rgb" loext:color-value="#c893c7"/>
      <loext:gradient-stop svg:offset="1" loext:color-type="rgb" loext:color-value="#f4e9f3"/>
    </draw:gradient>
    <draw:gradient draw:name="Light_20_Purple_20_Linear_20_T" draw:display-name="Light Purple Linear T" draw:style="linear" draw:start-color="#c893c7" draw:end-color="#f4e9f3" draw:start-intensity="100%" draw:end-intensity="100%" draw:angle="0deg" draw:border="10%">
      <loext:gradient-stop svg:offset="0" loext:color-type="rgb" loext:color-value="#c893c7"/>
      <loext:gradient-stop svg:offset="1" loext:color-type="rgb" loext:color-value="#f4e9f3"/>
    </draw:gradient>
    <draw:gradient draw:name="Light_20_Purple_20_Square_20_BR" draw:display-name="Light Purple Square BR" draw:style="square" draw:cx="30%" draw:cy="30%" draw:start-color="#c893c7" draw:end-color="#f4e9f3" draw:start-intensity="100%" draw:end-intensity="100%" draw:angle="0deg" draw:border="0%">
      <loext:gradient-stop svg:offset="0" loext:color-type="rgb" loext:color-value="#c893c7"/>
      <loext:gradient-stop svg:offset="1" loext:color-type="rgb" loext:color-value="#f4e9f3"/>
    </draw:gradient>
    <draw:gradient draw:name="Light_20_Red_20_Linear_20_L" draw:display-name="Light Red Linear L" draw:style="linear" draw:start-color="#de8e96" draw:end-color="#f8e8ea" draw:start-intensity="100%" draw:end-intensity="100%" draw:angle="180deg" draw:border="10%">
      <loext:gradient-stop svg:offset="0" loext:color-type="rgb" loext:color-value="#de8e96"/>
      <loext:gradient-stop svg:offset="1" loext:color-type="rgb" loext:color-value="#f8e8ea"/>
    </draw:gradient>
    <draw:gradient draw:name="Light_20_Red_20_Linear_20_T" draw:display-name="Light Red Linear T" draw:style="linear" draw:start-color="#de8e96" draw:end-color="#f8e8ea" draw:start-intensity="100%" draw:end-intensity="100%" draw:angle="0deg" draw:border="10%">
      <loext:gradient-stop svg:offset="0" loext:color-type="rgb" loext:color-value="#de8e96"/>
      <loext:gradient-stop svg:offset="1" loext:color-type="rgb" loext:color-value="#f8e8ea"/>
    </draw:gradient>
    <draw:gradient draw:name="Light_20_Red_20_Square_20_BR" draw:display-name="Light Red Square BR" draw:style="square" draw:cx="30%" draw:cy="30%" draw:start-color="#de8e96" draw:end-color="#f8e8ea" draw:start-intensity="100%" draw:end-intensity="100%" draw:angle="0deg" draw:border="0%">
      <loext:gradient-stop svg:offset="0" loext:color-type="rgb" loext:color-value="#de8e96"/>
      <loext:gradient-stop svg:offset="1" loext:color-type="rgb" loext:color-value="#f8e8ea"/>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VRT_20_Light_20_Linear_20_L" draw:display-name="VRT Light Linear L" draw:style="linear" draw:start-color="#0073bc" draw:end-color="#7fb9dd" draw:start-intensity="100%" draw:end-intensity="100%" draw:angle="180deg" draw:border="10%">
      <loext:gradient-stop svg:offset="0" loext:color-type="rgb" loext:color-value="#0073bc"/>
      <loext:gradient-stop svg:offset="1" loext:color-type="rgb" loext:color-value="#7fb9dd"/>
    </draw:gradient>
    <draw:gradient draw:name="VRT_20_Light_20_Linear_20_T" draw:display-name="VRT Light Linear T" draw:style="linear" draw:start-color="#0073bc" draw:end-color="#7fb9dd" draw:start-intensity="100%" draw:end-intensity="100%" draw:angle="0deg" draw:border="10%">
      <loext:gradient-stop svg:offset="0" loext:color-type="rgb" loext:color-value="#0073bc"/>
      <loext:gradient-stop svg:offset="1" loext:color-type="rgb" loext:color-value="#7fb9dd"/>
    </draw:gradient>
    <draw:gradient draw:name="VRT_20_Light_20_Radial" draw:display-name="VRT Light Radial" draw:style="radial" draw:cx="50%" draw:cy="50%" draw:start-color="#0073bc" draw:end-color="#7fb9dd" draw:start-intensity="100%" draw:end-intensity="100%" draw:border="0%">
      <loext:gradient-stop svg:offset="0" loext:color-type="rgb" loext:color-value="#0073bc"/>
      <loext:gradient-stop svg:offset="1" loext:color-type="rgb" loext:color-value="#7fb9dd"/>
    </draw:gradient>
    <draw:gradient draw:name="VRT_20_Light_20_Square_20_BR" draw:display-name="VRT Light Square BR" draw:style="square" draw:cx="30%" draw:cy="30%" draw:start-color="#0073bc" draw:end-color="#7fb9dd" draw:start-intensity="100%" draw:end-intensity="100%" draw:angle="0deg" draw:border="0%">
      <loext:gradient-stop svg:offset="0" loext:color-type="rgb" loext:color-value="#0073bc"/>
      <loext:gradient-stop svg:offset="1" loext:color-type="rgb" loext:color-value="#7fb9dd"/>
    </draw:gradient>
    <draw:marker draw:name="Arrow" svg:viewBox="0 0 20 30" svg:d="M10 0l-10 30h20z"/>
    <draw:marker draw:name="Arrowheads_20_8" draw:display-name="Arrowheads 8" svg:viewBox="0 0 20 20" svg:d="M0 20l10-20 10 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03T12:10:09.615000000</meta:creation-date>
    <dc:date>2024-05-03T13:11:26.801000000</dc:date>
    <meta:editing-duration>PT6M1S</meta:editing-duration>
    <meta:editing-cycles>2</meta:editing-cycles>
    <meta:generator>LibreOffice/24.2.3.2$Windows_X86_64 LibreOffice_project/433d9c2ded56988e8a90e6b2e771ee4e6a5ab2ba</meta:generator>
    <meta:document-statistic meta:object-count="305"/>
  </office:meta>
</office:document-meta>
</file>